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e_20_de_20_saisie">
      <style:text-properties style:font-name="Arial1" fo:font-size="11pt" style:font-size-asian="11pt" style:font-size-complex="11pt"/>
    </style:style>
    <style:style style:name="P16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7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ecisioncontratcomplexeep93_raisonnonpassage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6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4"> DPAS/SIS/BADA/SUSPENSION/</text:span><text:span text:style-name="T4"><text:date style:data-style-name="N106" text:date-value="2015-04-03T14:29:51.203999798">2015</text:date></text:span></text:p>
              <text:p text:style-name="P6"><text:span text:style-name="T3"><text:s text:c="9"/>Matricule CAF : </text:span><text:span text:style-name="T3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4-03T14:29:51.203999798">03/04/2015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4">Comme je vous l’indiquais dans mon courrier du <text:span text:style-name="T2"><text:user-field-get text:name="passagecommissionep_impressionconvocation"/></text:span><text:bookmark-start text:name="__DdeLink__762_1148179062"/>, votre dossier a été transmis à l'Équipe Pluridisciplinaire (EP) qui a examiné votre situation.<text:bookmark-end text:name="__DdeLink__762_1148179062"/></text:p>
        <text:p text:style-name="P4"/>
        <text:p text:style-name="P4"><text:user-field-get text:name="decisioncontratcomplexeep93_raisonnonpassage"/> </text:p>
        <text:p text:style-name="P4"/>
        <text:p text:style-name="P14">Je reste à votre entière disposition pour tout renseignement complémentaire.</text:p>
        <text:p text:style-name="P4"/>
        <text:p text:style-name="P5">Je vous prie d’agréer, <text:user-field-get text:name="personne_qual"/>, l’expression de mes salutations distinguées.</text:p>
        <text:p text:style-name="P15"/>
        <text:p text:style-name="P15"/>
        <text:p text:style-name="P15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4:29:51.047000000</dc:date>
    <dc:creator>linda baitech</dc:creator>
    <meta:editing-duration>PT6H10M42S</meta:editing-duration>
    <meta:editing-cycles>107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3" meta:word-count="65" meta:character-count="443" meta:non-whitespace-character-count="372"/>
  </office:meta>
</office:document-meta>
</file>